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36cm"/>
    </style:style>
    <style:style style:name="co2" style:family="table-column">
      <style:table-column-properties fo:break-before="auto" style:column-width="5.256cm"/>
    </style:style>
    <style:style style:name="co3" style:family="table-column">
      <style:table-column-properties fo:break-before="auto" style:column-width="0.504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11.77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1.309cm"/>
    </style:style>
    <style:style style:name="co8" style:family="table-column">
      <style:table-column-properties fo:break-before="auto" style:column-width="5.554cm"/>
    </style:style>
    <style:style style:name="co9" style:family="table-column">
      <style:table-column-properties fo:break-before="auto" style:column-width="2.69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style:style style:name="ce1" style:family="table-cell" style:parent-style-name="Default" style:data-style-name="N50"/>
  </office:automatic-styles>
  <office:body>
    <office:spreadsheet>
      <table:table table:name="Munkalap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3" table:default-cell-style-name="Default"/>
        <table:table-column table:style-name="co9" table:default-cell-style-name="ce1"/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POLYG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hapes - polygon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POLYG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図形 - 多角形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hapes 1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図形 1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hapes 2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図形 2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NIMA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nimal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NIMA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動物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A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ar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A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車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ug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昆虫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O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Other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O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Cisco - その他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MED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Media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MED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Cisco - メディア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PRODU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Product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PRODU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Cisco - 製品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WAN_L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WAN - LAN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WAN_L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Cisco - WAN - LAN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USU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Domino - usual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USU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ドミノ - 通常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NUMBERE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Domino - numbered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NUMBERE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ドミノ - 数字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1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電子 - パーツ 1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2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電子 - パーツ 2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3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3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3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電子 - パーツ 3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4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4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4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電子 - パーツ 4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CIRCUI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circuit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CIRCUI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電子 - 回路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sign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電子 - 記号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GAU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gauge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GAU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電子 - ゲージ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EOPL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eople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EOPL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人々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OVERLAY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overlay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OVERLAY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建築 - オーバーレイ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FURNITUR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furniture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FURNITUR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建築 - 家具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building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建築 - 建物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ATHROOM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bathroom, kitchen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ATHROOM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建築 - 風呂・キッチン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kitchen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建築 - キッチン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WINDOWS_DOO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windows, door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WINDOWS_DOO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建築 - 窓・ドア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lowchart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フローチャート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lowcharts 2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フローチャート 2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ORALSTUDIO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oral-StudioA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ORALSTUDIO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Foral-StudioA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AUN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Fauna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AUN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写真 - 動物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Building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写真 - 建物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PLA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Plant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PLA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写真 - 植物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TATU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Statue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TATU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写真 - 像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LANDSCAP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Landscape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LANDSCAP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写真 - 風景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IT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Citie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IT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写真 - 都市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LOW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Flower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LOW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写真 - 花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THERAPEUTICS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Therapeutics - general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THERAPEUTICS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治療 - 全般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WEA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Weather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WEA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気象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VECH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Vehicle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VECH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乗り物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ign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標識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LUE_M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lue Man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LUE_M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青い人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HEMISTRY_AMINO_ACID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hemistry - Amino acid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HEMISTRY_AMINO_ACID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化学 - アミノ酸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Logical sign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論理記号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GAT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Logical gate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GAT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論理ゲート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Logo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ロゴ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M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milie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M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表情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ROW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row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ROW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矢印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1 clock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時計 - 1時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2 clock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時計 - 2時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3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3 clock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3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時計 - 3時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4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4 clock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4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時計 - 4時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5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5 clock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5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時計 - 5時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6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6 clock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6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時計 - 6時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7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7 clock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7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時計 - 7時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8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8 clock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8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時計 - 8時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9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9 clock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9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時計 - 9時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0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10 clock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0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時計 -10時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11 clock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時計 - 11時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12 clock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時計 - 12時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NEUMATIC_PAR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neumatic - part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NEUMATIC_PAR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空気力学 - 部品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general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コンピュータ - 全般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network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コンピュータ - ネットワーク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_DEVIC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network device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_DEVIC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コンピュータ - ネットワーク機器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WIFI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WIFI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WIFI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コンピュータ - Wi-Fi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NUMB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Number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NUMB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数字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_DANG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igns - danger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_DANG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標識 - 危険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Object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物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F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frica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F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地図 - アフリカ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UNITED_STATES_OF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United States of America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UNITED_STATES_OF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地図 - アメリカ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USTRAL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ustralia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USTRAL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地図 - オーストラリア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S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sia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S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地図 - アジア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OUTH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South America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OUTH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地図 - 南米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Europe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地図 - ヨーロッパ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Europe 1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地図 - ヨーロッパ 1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France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地図 - フランス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_COUNTR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France - countrie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_COUNTR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地図 - フランス - 地方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sign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地図 - 記号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ANAD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Canada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ANAD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地図 - カナダ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ONTIN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Continent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ONTIN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地図 - 大陸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EAS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iddle East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EAS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地図 - 中東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iddle America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地図 - 中米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iddle age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地図 - 中世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EXICO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exico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EXICO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地図 - メキシコ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NCIENT_TIM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ncient time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NCIENT_TIM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地図 - 古代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MBO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simbol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MBO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地図 - シンボル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HISTORY_190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history - 1900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HISTORY_190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地図 - 歴史 - 1900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WORL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World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WORL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地図 - 世界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ROP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rop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ROP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農作物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RACTI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raction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RACTI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割合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AG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lag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AG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旗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INSTRUM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usic - instrument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INSTRUM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音楽 - 楽器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SHEET_MUSIC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usic - sheet music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SHEET_MUSIC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音楽 - 楽譜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PECIAL_PICTOGRAMM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pecial Pictogramm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PECIAL_PICTOGRAMM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絵文字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ELEBRAT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Celebration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ELEBRAT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写真 - 祝典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OODSANDDRINK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Foods and Drink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OODSANDDRINK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写真 - 飲食物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rMA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– Human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rMA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写真 - 人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Object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写真 - 物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PA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Space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PA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写真 - 宇宙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TRAVE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Travel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TRAVE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写真 - 旅行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PENOFFICEORG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OpenOffice.org logo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PENOFFICEORG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OpenOffice.org ロゴ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RELIG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Religion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RELIG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宗教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uildings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建物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HOMEPAGE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Homepage 2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HOMEPAGE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ホームページ 2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MENTSBULLETS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ullets 2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MENTSBULLETS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ja</text:p>
          </table:table-cell>
          <table:table-cell office:value-type="string">
            <text:p>箇条書きシンボル 2</text:p>
          </table:table-cell>
          <table:table-cell table:number-columns-repeated="3"/>
          <table:table-cell office:value-type="date" office:date-value="2006-07-06T12:12:00">
            <text:p>06/07/06 12: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16">2007/12/16</text:date>, <text:time>23:13:07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7-06-20T13:52:15</meta:creation-date>
    <dc:creator>Tomoyuki Sato</dc:creator>
    <dc:date>2007-12-16T23:13:07</dc:date>
    <meta:editing-cycles>7</meta:editing-cycles>
    <meta:editing-duration>PT1H8M47S</meta:editing-duration>
    <meta:user-defined meta:name="Info 1"/>
    <meta:user-defined meta:name="Info 2"/>
    <meta:user-defined meta:name="Info 3"/>
    <meta:user-defined meta:name="Info 4"/>
    <meta:document-statistic meta:table-count="1" meta:cell-count="1872"/>
  </office:meta>
</office:document-meta>
</file>